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Ideo Project Boostrap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ideo Proyecto Base Padrino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ctura y Cuestionario: Integración Continua</text:p>
          </table:table-cell>
          <table:table-cell table:style-name="ce3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ferencia Layers vs Tiers</text:p>
          </table:table-cell>
          <table:table-cell table:style-name="ce3" office:value-type="date" office:date-value="2013-10-21">
            <text:p>2013-10-2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tributos de Calidad</text:p>
          </table:table-cell>
          <table:table-cell table:style-name="ce3" office:value-type="date" office:date-value="2013-10-21">
            <text:p>2013-10-2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10-21T03:39:08</dc:date>
    <meta:editing-cycles>39</meta:editing-cycles>
    <meta:editing-duration>PT2H58M19S</meta:editing-duration>
    <meta:document-statistic meta:table-count="1" meta:cell-count="130" meta:object-count="0"/>
  </office:meta>
</office:document-meta>
</file>